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3.25cm" svg:y="3.2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1.25cm" svg:x="3.5cm" svg:y="5.25cm">
          <text:p text:style-name="P1"><text:span text:style-name="T1">Delete all logic gates from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25cm" svg:x="3.5cm" svg:y="7.25cm">
          <text:p text:style-name="P1"><text:span text:style-name="T1">Open file “save” in read m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25cm" svg:x="7.75cm" svg:y="8cm">
          <text:p text:style-name="P1"><text:span text:style-name="T1">line = Read one line and Pickle.load i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3.5cm" svg:y="9.5cm">
          <text:p text:style-name="P1"><text:span text:style-name="T1">Is it End of fi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5cm" svg:height="1.5cm" svg:x="3.25cm" svg:y="1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1.25cm" svg:x="7.75cm" svg:y="10cm">
          <text:p text:style-name="P1"><text:span text:style-name="T1">Create new object of type same as 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.25cm" svg:x="7.75cm" svg:y="11.75cm">
          <text:p text:style-name="P1"><text:span text:style-name="T1">Object.load(line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4.75cm" svg:x2="5cm" svg:y2="5.25cm">
          <text:p/>
        </draw:line>
        <draw:line draw:style-name="gr4" draw:text-style-name="P3" draw:layer="layout" svg:x1="5cm" svg:y1="6.5cm" svg:x2="5cm" svg:y2="7.25cm">
          <text:p/>
        </draw:line>
        <draw:line draw:style-name="gr4" draw:text-style-name="P3" draw:layer="layout" svg:x1="5cm" svg:y1="8.5cm" svg:x2="5cm" svg:y2="9.5cm">
          <text:p/>
        </draw:line>
        <draw:line draw:style-name="gr4" draw:text-style-name="P3" draw:layer="layout" svg:x1="5cm" svg:y1="11cm" svg:x2="5cm" svg:y2="12cm">
          <text:p/>
        </draw:line>
        <draw:frame draw:style-name="gr5" draw:text-style-name="P5" draw:layer="layout" svg:width="2.25cm" svg:height="0.75cm" svg:x="4cm" svg:y="11.25cm">
          <draw:text-box>
            <text:p text:style-name="P4"><text:span text:style-name="T1">yes</text:span></text:p>
          </draw:text-box>
        </draw:frame>
        <draw:line draw:style-name="gr4" draw:text-style-name="P3" draw:layer="layout" svg:x1="6.5cm" svg:y1="10.25cm" svg:x2="7.75cm" svg:y2="8.5cm">
          <text:p/>
        </draw:line>
        <draw:frame draw:style-name="gr5" draw:text-style-name="P5" draw:layer="layout" svg:width="2.25cm" svg:height="0.75cm" svg:x="6.25cm" svg:y="9cm">
          <draw:text-box>
            <text:p text:style-name="P4"><text:span text:style-name="T1">no</text:span></text:p>
          </draw:text-box>
        </draw:frame>
        <draw:line draw:style-name="gr4" draw:text-style-name="P3" draw:layer="layout" svg:x1="9.25cm" svg:y1="9.25cm" svg:x2="9.25cm" svg:y2="10cm">
          <text:p/>
        </draw:line>
        <draw:line draw:style-name="gr4" draw:text-style-name="P3" draw:layer="layout" svg:x1="9.25cm" svg:y1="11.25cm" svg:x2="9.25cm" svg:y2="11.75cm">
          <text:p/>
        </draw:line>
        <draw:line draw:style-name="gr4" draw:text-style-name="P3" draw:layer="layout" svg:x1="7.75cm" svg:y1="12.25cm" svg:x2="5.75cm" svg:y2="1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8:21:59.287184451</meta:creation-date>
    <dc:date>2023-02-26T18:34:12.390015844</dc:date>
    <meta:editing-duration>PT12M13S</meta:editing-duration>
    <meta:editing-cycles>1</meta:editing-cycles>
    <meta:document-statistic meta:object-count="18"/>
    <meta:generator>LibreOffice/7.5.0.3$Linux_X86_64 LibreOffice_project/50$Build-3</meta:generator>
  </office:meta>
</office:document-meta>
</file>